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GeoNet</text:p>
      <text:p text:style-name="P1"/>
      <text:p text:style-name="Standard">This is the python implementation of GeoNet originally written in MATLAB</text:p>
      <text:p text:style-name="Standard">and maintained at <text:a xlink:type="simple" xlink:href="https://sites.google.com/site/geonethome/" text:style-name="Internet_20_link" text:visited-style-name="Visited_20_Internet_20_Link">https://sites.google.com/site/geonethome/</text:a> </text:p>
      <text:p text:style-name="Standard"/>
      <text:p text:style-name="Standard">This version of GeoNet follows the same algorithm as GeoNet with a few differences enumerated below.</text:p>
      <text:p text:style-name="Standard"/>
      <text:list xml:id="list539063929449327752" text:style-name="L1">
        <text:list-item>
          <text:p text:style-name="P2">The geotiff files i.e. lidar datasets are read using gdal libraries</text:p>
        </text:list-item>
        <text:list-item>
          <text:p text:style-name="P2">The internal and external hull created within GeoNet are not created in pyGeoNet. This step has no effect on the final results obtained.</text:p>
        </text:list-item>
        <text:list-item>
          <text:p text:style-name="P2">The slope and curvature are computed using gradient function in numpy library and this might have some differences.</text:p>
        </text:list-item>
        <text:list-item>
          <text:p text:style-name="P2">The biggest difference between GeoNet[MATLAB] and pyGeoNet is the flow accumulation. GRASS GIS is used in the background to read the filtered DEM and then compute flow accumulation using the r.watershed functionality in GRASS GIS. This might produce different flow accumulation values than GeoNet[MATLAB].</text:p>
        </text:list-item>
      </text:list>
      <text:p text:style-name="Standard"/>
      <text:p text:style-name="Standard"/>
      <text:p text:style-name="Standard">On a new machine:</text:p>
      <text:p text:style-name="Standard">install python</text:p>
      <text:p text:style-name="Standard">install pip </text:p>
      <text:p text:style-name="Standard"><text:tab/>download get-pip.py from <text:a xlink:type="simple" xlink:href="https://pip.pypa.io/en/latest/installing.html" text:style-name="Internet_20_link" text:visited-style-name="Visited_20_Internet_20_Link">https://pip.pypa.io/en/latest/installing.html</text:a></text:p>
      <text:p text:style-name="Standard">then on a ubuntu </text:p>
      <text:p text:style-name="Standard"><text:tab/>sudo python get-pip.p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ish Sangireddy</meta:initial-creator>
    <meta:creation-date>2015-01-12T21:17:55.47</meta:creation-date>
    <dc:date>2015-01-17T21:40:25.77</dc:date>
    <dc:creator>Harish Sangireddy</dc:creator>
    <meta:editing-duration>PT1H9M44S</meta:editing-duration>
    <meta:editing-cycles>9</meta:editing-cycles>
    <meta:generator>OpenOffice/4.1.1$Win32 OpenOffice.org_project/411m6$Build-9775</meta:generator>
    <meta:document-statistic meta:table-count="0" meta:image-count="0" meta:object-count="0" meta:page-count="1" meta:paragraph-count="14" meta:word-count="151" meta:character-count="1025"/>
  </office:meta>
</office:document-meta>
</file>